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583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1.2465in"/>
    </style:style>
    <style:style style:name="co7" style:family="table-column">
      <style:table-column-properties fo:break-before="auto" style:column-width="1.113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Mini Hematology Lab - Bill of Materials</text:p>
          </table:table-cell>
          <table:table-cell table:style-name="ce1" table:number-columns-repeated="5"/>
          <table:table-cell table:number-columns-repeated="58"/>
        </table:table-row>
        <table:table-row table:style-name="ro1">
          <table:table-cell table:style-name="ce1" table:number-columns-repeated="6"/>
          <table:table-cell table:number-columns-repeated="58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Cat#</text:p>
          </table:table-cell>
          <table:table-cell table:style-name="ce2" office:value-type="string" calcext:value-type="string">
            <text:p>Unit cost (EUR)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Subtotal (EUR)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PLA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9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4]*[.E4]" office:value-type="float" office:value="10" calcext:value-type="float">
            <text:p>10.0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3x25mm Hex head - Inox</text:p>
          </table:table-cell>
          <table:table-cell table:style-name="ce3" office:value-type="string" calcext:value-type="string">
            <text:p>RVS Paleis</text:p>
          </table:table-cell>
          <table:table-cell table:style-name="ce3" office:value-type="string" calcext:value-type="string">
            <text:p>933-2-3x25_1</text:p>
          </table:table-cell>
          <table:table-cell table:style-name="ce9" office:value-type="float" office:value="0.16" calcext:value-type="float">
            <text:p>0.16</text:p>
          </table:table-cell>
          <table:table-cell table:style-name="ce8"/>
          <table:table-cell table:style-name="ce10" table:formula="of:=[.D5]*[.E5]" office:value-type="float" office:value="0" calcext:value-type="float">
            <text:p>0.0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3 Hex nut - Inox</text:p>
          </table:table-cell>
          <table:table-cell table:style-name="ce3" office:value-type="string" calcext:value-type="string">
            <text:p>RVS Paleis</text:p>
          </table:table-cell>
          <table:table-cell table:style-name="ce3" office:value-type="string" calcext:value-type="string">
            <text:p>934-2-3_1</text:p>
          </table:table-cell>
          <table:table-cell table:style-name="ce9" office:value-type="float" office:value="0.16" calcext:value-type="float">
            <text:p>0.16</text:p>
          </table:table-cell>
          <table:table-cell table:style-name="ce8"/>
          <table:table-cell table:style-name="ce10" table:formula="of:=[.D6]*[.E6]" office:value-type="float" office:value="0" calcext:value-type="float">
            <text:p>0.0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3x8mm Cap head - Inox</text:p>
          </table:table-cell>
          <table:table-cell table:style-name="ce3" office:value-type="string" calcext:value-type="string">
            <text:p>RVS Paleis</text:p>
          </table:table-cell>
          <table:table-cell table:style-name="ce3" office:value-type="string" calcext:value-type="string">
            <text:p>912-2-3x8_1</text:p>
          </table:table-cell>
          <table:table-cell table:style-name="ce9" office:value-type="float" office:value="0.16" calcext:value-type="float">
            <text:p>0.16</text:p>
          </table:table-cell>
          <table:table-cell table:style-name="ce8"/>
          <table:table-cell table:style-name="ce10" table:formula="of:=[.D7]*[.E7]" office:value-type="float" office:value="0" calcext:value-type="float">
            <text:p>0.0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3 Washer - Inox</text:p>
          </table:table-cell>
          <table:table-cell table:style-name="ce3" office:value-type="string" calcext:value-type="string">
            <text:p>RVS Paleis</text:p>
          </table:table-cell>
          <table:table-cell table:style-name="ce3" office:value-type="string" calcext:value-type="string">
            <text:p>125-2-3_250</text:p>
          </table:table-cell>
          <table:table-cell table:style-name="ce9" office:value-type="float" office:value="0.01" calcext:value-type="float">
            <text:p>0.01</text:p>
          </table:table-cell>
          <table:table-cell table:style-name="ce3" office:value-type="float" office:value="6" calcext:value-type="float">
            <text:p>6</text:p>
          </table:table-cell>
          <table:table-cell table:style-name="ce10" table:formula="of:=[.D8]*[.E8]" office:value-type="float" office:value="0.06" calcext:value-type="float">
            <text:p>0.06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4x6mm Cap head - Inox</text:p>
          </table:table-cell>
          <table:table-cell table:style-name="ce3" office:value-type="string" calcext:value-type="string">
            <text:p>RVS Paleis</text:p>
          </table:table-cell>
          <table:table-cell table:style-name="ce3" office:value-type="string" calcext:value-type="string">
            <text:p>7985-2-4x6_1</text:p>
          </table:table-cell>
          <table:table-cell table:style-name="ce9" office:value-type="float" office:value="0.16" calcext:value-type="float">
            <text:p>0.16</text:p>
          </table:table-cell>
          <table:table-cell table:style-name="ce8"/>
          <table:table-cell table:style-name="ce10" table:formula="of:=[.D9]*[.E9]" office:value-type="float" office:value="0" calcext:value-type="float">
            <text:p>0.0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4 Hex nut - Inox</text:p>
          </table:table-cell>
          <table:table-cell table:style-name="ce3" office:value-type="string" calcext:value-type="string">
            <text:p>RVS Paleis</text:p>
          </table:table-cell>
          <table:table-cell table:style-name="ce3" office:value-type="string" calcext:value-type="string">
            <text:p>934-2-4_1</text:p>
          </table:table-cell>
          <table:table-cell table:style-name="ce9" office:value-type="float" office:value="0.16" calcext:value-type="float">
            <text:p>0.16</text:p>
          </table:table-cell>
          <table:table-cell table:style-name="ce8"/>
          <table:table-cell table:style-name="ce10" table:formula="of:=[.D10]*[.E10]" office:value-type="float" office:value="0" calcext:value-type="float">
            <text:p>0.0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2x6mm Button head - Inox</text:p>
          </table:table-cell>
          <table:table-cell table:style-name="ce3" office:value-type="string" calcext:value-type="string">
            <text:p>RVS Paleis</text:p>
          </table:table-cell>
          <table:table-cell table:style-name="ce3" office:value-type="string" calcext:value-type="string">
            <text:p>7985-2-2x6_1</text:p>
          </table:table-cell>
          <table:table-cell table:style-name="ce9" office:value-type="float" office:value="0.16" calcext:value-type="float">
            <text:p>0.16</text:p>
          </table:table-cell>
          <table:table-cell table:style-name="ce3" office:value-type="float" office:value="4" calcext:value-type="float">
            <text:p>4</text:p>
          </table:table-cell>
          <table:table-cell table:style-name="ce10" table:formula="of:=[.D11]*[.E11]" office:value-type="float" office:value="0.64" calcext:value-type="float">
            <text:p>0.64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Viton o-ring 30x2mm</text:p>
          </table:table-cell>
          <table:table-cell table:style-name="ce3" office:value-type="string" calcext:value-type="string">
            <text:p>www.o-ring-stocks.eu</text:p>
          </table:table-cell>
          <table:table-cell table:style-name="ce8"/>
          <table:table-cell table:style-name="ce9" office:value-type="float" office:value="0.47" calcext:value-type="float">
            <text:p>0.47</text:p>
          </table:table-cell>
          <table:table-cell table:style-name="ce3" office:value-type="float" office:value="3" calcext:value-type="float">
            <text:p>3</text:p>
          </table:table-cell>
          <table:table-cell table:style-name="ce10" table:formula="of:=[.D12]*[.E12]" office:value-type="float" office:value="1.41" calcext:value-type="float">
            <text:p>1.41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LED 5mm White (high brightness)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9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13]*[.E13]" office:value-type="float" office:value="0.01" calcext:value-type="float">
            <text:p>0.01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Resistor 60 ohm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9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14]*[.E14]" office:value-type="float" office:value="0.01" calcext:value-type="float">
            <text:p>0.01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Stranded wire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9" office:value-type="float" office:value="2" calcext:value-type="float">
            <text:p>2.0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15]*[.E15]" office:value-type="float" office:value="2" calcext:value-type="float">
            <text:p>2.0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JST connector 2p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9" office:value-type="float" office:value="0.1" calcext:value-type="float">
            <text:p>0.1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16]*[.E16]" office:value-type="float" office:value="0.1" calcext:value-type="float">
            <text:p>0.1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Raspberry camera V2</text:p>
          </table:table-cell>
          <table:table-cell table:style-name="ce3" office:value-type="string" calcext:value-type="string">
            <text:p>www.raspberrystore.nl</text:p>
          </table:table-cell>
          <table:table-cell table:style-name="ce8"/>
          <table:table-cell table:style-name="ce9" office:value-type="float" office:value="28.95" calcext:value-type="float">
            <text:p>28.95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17]*[.E17]" office:value-type="float" office:value="28.95" calcext:value-type="float">
            <text:p>28.95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Raspberry Pi4B 4GB</text:p>
          </table:table-cell>
          <table:table-cell table:style-name="ce3" office:value-type="string" calcext:value-type="string">
            <text:p>www.raspberrystore.nl</text:p>
          </table:table-cell>
          <table:table-cell table:style-name="ce8"/>
          <table:table-cell table:style-name="ce9" office:value-type="float" office:value="62.95" calcext:value-type="float">
            <text:p>62.95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18]*[.E18]" office:value-type="float" office:value="62.95" calcext:value-type="float">
            <text:p>62.95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Raspberry touch display</text:p>
          </table:table-cell>
          <table:table-cell table:style-name="ce3" office:value-type="string" calcext:value-type="string">
            <text:p>www.raspberrystore.nl</text:p>
          </table:table-cell>
          <table:table-cell table:style-name="ce8"/>
          <table:table-cell table:style-name="ce9" office:value-type="float" office:value="79.95" calcext:value-type="float">
            <text:p>79.95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19]*[.E19]" office:value-type="float" office:value="79.95" calcext:value-type="float">
            <text:p>79.95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SD card 16GB</text:p>
          </table:table-cell>
          <table:table-cell table:style-name="ce3" office:value-type="string" calcext:value-type="string">
            <text:p>www.raspberrystore.nl</text:p>
          </table:table-cell>
          <table:table-cell table:style-name="ce8"/>
          <table:table-cell table:style-name="ce9" office:value-type="float" office:value="9" calcext:value-type="float">
            <text:p>9.0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20]*[.E20]" office:value-type="float" office:value="9" calcext:value-type="float">
            <text:p>9.0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icro stepper 28BYJ-48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9" table:formula="of:=13/5" office:value-type="float" office:value="2.6" calcext:value-type="float">
            <text:p>2.60</text:p>
          </table:table-cell>
          <table:table-cell table:style-name="ce3" office:value-type="float" office:value="3" calcext:value-type="float">
            <text:p>3</text:p>
          </table:table-cell>
          <table:table-cell table:style-name="ce10" table:formula="of:=[.D21]*[.E21]" office:value-type="float" office:value="7.8" calcext:value-type="float">
            <text:p>7.8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Arduino Nano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9" office:value-type="float" office:value="3.08" calcext:value-type="float">
            <text:p>3.08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22]*[.E22]" office:value-type="float" office:value="3.08" calcext:value-type="float">
            <text:p>3.08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LED lens D13mm FL5mm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9" office:value-type="float" office:value="0.28" calcext:value-type="float">
            <text:p>0.28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23]*[.E23]" office:value-type="float" office:value="0.28" calcext:value-type="float">
            <text:p>0.28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Double cemented lens D12.7mm FL50mm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9" office:value-type="float" office:value="21" calcext:value-type="float">
            <text:p>21.0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24]*[.E24]" office:value-type="float" office:value="21" calcext:value-type="float">
            <text:p>21.0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icroscope objective (160/60x)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9" office:value-type="float" office:value="29" calcext:value-type="float">
            <text:p>29.0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25]*[.E25]" office:value-type="float" office:value="29" calcext:value-type="float">
            <text:p>29.00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PCB motor controller</text:p>
          </table:table-cell>
          <table:table-cell table:style-name="ce4" office:value-type="string" calcext:value-type="string">
            <text:p><text:a xlink:href="http://aisler.net/" xlink:type="simple">Aisler.net</text:a></text:p>
          </table:table-cell>
          <table:table-cell table:style-name="ce8"/>
          <table:table-cell table:style-name="ce3" office:value-type="float" office:value="8.96" calcext:value-type="float">
            <text:p>8.96</text:p>
          </table:table-cell>
          <table:table-cell table:style-name="ce3" office:value-type="float" office:value="1" calcext:value-type="float">
            <text:p>1</text:p>
          </table:table-cell>
          <table:table-cell table:style-name="ce8" table:formula="of:=[.D26]*[.E26]" office:value-type="float" office:value="8.96" calcext:value-type="float">
            <text:p>8.96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ASSMANN WSW 2.54mm Pitch Vertical 16 Way, Through Hole Stamped Pin Open Frame IC Dip Socket, 1A</text:p>
          </table:table-cell>
          <table:table-cell table:style-name="ce4" office:value-type="string" calcext:value-type="string">
            <text:p><text:a xlink:href="http://rs-online.com/" xlink:type="simple">rs-online.com</text:a></text:p>
          </table:table-cell>
          <table:table-cell table:style-name="ce3" office:value-type="string" calcext:value-type="string">
            <text:p>674-2432</text:p>
          </table:table-cell>
          <table:table-cell table:style-name="ce3" office:value-type="float" office:value="0.281" calcext:value-type="float">
            <text:p>0.281</text:p>
          </table:table-cell>
          <table:table-cell table:style-name="ce3" office:value-type="float" office:value="2" calcext:value-type="float">
            <text:p>2</text:p>
          </table:table-cell>
          <table:table-cell table:style-name="ce8" table:formula="of:=[.D27]*[.E27]" office:value-type="float" office:value="0.562" calcext:value-type="float">
            <text:p>0.562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JST, XH, B5B, 5 Way, 1 Row, Straight PCB Header</text:p>
          </table:table-cell>
          <table:table-cell table:style-name="ce4" office:value-type="string" calcext:value-type="string">
            <text:p><text:a xlink:href="http://rs-online.com/" xlink:type="simple">rs-online.com</text:a></text:p>
          </table:table-cell>
          <table:table-cell table:style-name="ce3" office:value-type="string" calcext:value-type="string">
            <text:p>820-1560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3" calcext:value-type="float">
            <text:p>3</text:p>
          </table:table-cell>
          <table:table-cell table:style-name="ce8" table:formula="of:=[.D28]*[.E28]" office:value-type="float" office:value="1.59" calcext:value-type="float">
            <text:p>1.59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JST, XH, B2B, 2 Way, 1 Row, Straight PCB Header</text:p>
          </table:table-cell>
          <table:table-cell table:style-name="ce4" office:value-type="string" calcext:value-type="string">
            <text:p><text:a xlink:href="http://rs-online.com/" xlink:type="simple">rs-online.com</text:a></text:p>
          </table:table-cell>
          <table:table-cell table:style-name="ce3" office:value-type="string" calcext:value-type="string">
            <text:p>820-1554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2" calcext:value-type="float">
            <text:p>2</text:p>
          </table:table-cell>
          <table:table-cell table:style-name="ce8" table:formula="of:=[.D29]*[.E29]" office:value-type="float" office:value="0.32" calcext:value-type="float">
            <text:p>0.32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Molex, Right Angle, Through Hole, Socket Type A USB Connector</text:p>
          </table:table-cell>
          <table:table-cell table:style-name="ce4" office:value-type="string" calcext:value-type="string">
            <text:p><text:a xlink:href="http://rs-online.com/" xlink:type="simple">rs-online.com</text:a></text:p>
          </table:table-cell>
          <table:table-cell table:style-name="ce3" office:value-type="string" calcext:value-type="string">
            <text:p>800-6839</text:p>
          </table:table-cell>
          <table:table-cell table:style-name="ce3" office:value-type="float" office:value="1.55" calcext:value-type="float">
            <text:p>1.55</text:p>
          </table:table-cell>
          <table:table-cell table:style-name="ce3" office:value-type="float" office:value="1" calcext:value-type="float">
            <text:p>1</text:p>
          </table:table-cell>
          <table:table-cell table:style-name="ce8" table:formula="of:=[.D30]*[.E30]" office:value-type="float" office:value="1.55" calcext:value-type="float">
            <text:p>1.55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Molex, Right Angle, SMT, Socket Type Micro AB 2.0 USB Connector</text:p>
          </table:table-cell>
          <table:table-cell table:style-name="ce4" office:value-type="string" calcext:value-type="string">
            <text:p><text:a xlink:href="http://rs-online.com/" xlink:type="simple">rs-online.com</text:a></text:p>
          </table:table-cell>
          <table:table-cell table:style-name="ce3" office:value-type="string" calcext:value-type="string">
            <text:p>702-5481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" calcext:value-type="float">
            <text:p>1</text:p>
          </table:table-cell>
          <table:table-cell table:style-name="ce8" table:formula="of:=[.D31]*[.E31]" office:value-type="float" office:value="0.9" calcext:value-type="float">
            <text:p>0.9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5V buzzer 12x9.5mm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1" calcext:value-type="float">
            <text:p>1</text:p>
          </table:table-cell>
          <table:table-cell table:style-name="ce8" table:formula="of:=[.D32]*[.E32]" office:value-type="float" office:value="0.16" calcext:value-type="float">
            <text:p>0.16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60R SMD</text:p>
          </table:table-cell>
          <table:table-cell table:style-name="ce4" office:value-type="string" calcext:value-type="string">
            <text:p><text:a xlink:href="http://rs-online.com/" xlink:type="simple">rs-online.com</text:a></text:p>
          </table:table-cell>
          <table:table-cell table:style-name="ce8"/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1" calcext:value-type="float">
            <text:p>1</text:p>
          </table:table-cell>
          <table:table-cell table:style-name="ce8" table:formula="of:=[.D33]*[.E33]" office:value-type="float" office:value="0.002" calcext:value-type="float">
            <text:p>0.002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Header for the arduino socket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8" table:formula="of:=[.D34]*[.E34]" office:value-type="float" office:value="0.1" calcext:value-type="float">
            <text:p>0.1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Hex pcb spacer 20mm M2.5</text:p>
          </table:table-cell>
          <table:table-cell table:style-name="ce5" office:value-type="string" calcext:value-type="string">
            <text:p>Aliexpress</text:p>
          </table:table-cell>
          <table:table-cell table:style-name="ce8"/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4" calcext:value-type="float">
            <text:p>4</text:p>
          </table:table-cell>
          <table:table-cell table:style-name="ce8" table:formula="of:=[.D35]*[.E35]" office:value-type="float" office:value="1.2" calcext:value-type="float">
            <text:p>1.2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USB C cable 2.4A <text:s/>25cm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3" office:value-type="float" office:value="2.07" calcext:value-type="float">
            <text:p>2.07</text:p>
          </table:table-cell>
          <table:table-cell table:style-name="ce3" office:value-type="float" office:value="1" calcext:value-type="float">
            <text:p>1</text:p>
          </table:table-cell>
          <table:table-cell table:style-name="ce8" table:formula="of:=[.D36]*[.E36]" office:value-type="float" office:value="2.07" calcext:value-type="float">
            <text:p>2.07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2" office:value-type="string" calcext:value-type="string">
            <text:p>Total (EUR)</text:p>
          </table:table-cell>
          <table:table-cell table:style-name="ce11" table:formula="of:=SUM([.F4:.F36])" office:value-type="float" office:value="273.654" calcext:value-type="float">
            <text:p>273.65</text:p>
          </table:table-cell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1" table:number-rows-repeated="7">
          <table:table-cell/>
          <table:table-cell table:style-name="ce6"/>
          <table:table-cell table:number-columns-repeated="62"/>
        </table:table-row>
        <table:table-row table:style-name="ro1">
          <table:table-cell/>
          <table:table-cell table:style-name="ce7"/>
          <table:table-cell table:number-columns-repeated="62"/>
        </table:table-row>
        <table:table-row table:style-name="ro1">
          <table:table-cell/>
          <table:table-cell table:style-name="ce6"/>
          <table:table-cell table:number-columns-repeated="62"/>
        </table:table-row>
        <table:table-row table:style-name="ro1">
          <table:table-cell/>
          <table:table-cell table:style-name="ce7"/>
          <table:table-cell table:number-columns-repeated="62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11:32:21.284841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1-10-08T11:32:38.153374312</dc:date>
    <meta:editing-duration>PT1M13S</meta:editing-duration>
    <meta:editing-cycles>2</meta:editing-cycles>
    <meta:document-statistic meta:table-count="1" meta:cell-count="181" meta:object-count="0"/>
  </office:meta>
</office:document-meta>
</file>